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ff6600"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>
            <text:p>NON INVERTED</text:p>
          </table:table-cell>
          <table:table-cell table:number-columns-repeated="5"/>
          <table:table-cell table:style-name="ce1" office:value-type="string">
            <text:p>INVER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W1</text:p>
          </table:table-cell>
          <table:table-cell table:formula="of:=1/(3.14*[.F2]*[.F10])" office:value-type="float" office:value="0.361899247249566">
            <text:p>0,36</text:p>
          </table:table-cell>
          <table:table-cell/>
          <table:table-cell office:value-type="string">
            <text:p>Ra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BW1</text:p>
          </table:table-cell>
          <table:table-cell table:formula="of:=1/(3.14*[.K2]*[.K10])" office:value-type="float" office:value="0.144759698899826">
            <text:p>0,14</text:p>
          </table:table-cell>
          <table:table-cell office:value-type="string">
            <text:p>Ra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BW2</text:p>
          </table:table-cell>
          <table:table-cell table:formula="of:=1/(2*3.14*[.F4]*[.F5])" office:value-type="float" office:value="7.96178343949045">
            <text:p>7,96</text:p>
          </table:table-cell>
          <table:table-cell/>
          <table:table-cell office:value-type="string">
            <text:p>Rb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BW2</text:p>
          </table:table-cell>
          <table:table-cell table:formula="of:=1/(2*3.14*[.K6]*[.K8])" office:value-type="float" office:value="6.77598590594932">
            <text:p>6,78</text:p>
          </table:table-cell>
          <table:table-cell office:value-type="string">
            <text:p>Rb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BW3</text:p>
          </table:table-cell>
          <table:table-cell table:formula="of:=1/(2*3.14*[.F6]*[.F8])" office:value-type="float" office:value="6.63481953290871">
            <text:p>6,63</text:p>
          </table:table-cell>
          <table:table-cell/>
          <table:table-cell office:value-type="string">
            <text:p>Rin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BW3</text:p>
          </table:table-cell>
          <table:table-cell table:formula="of:=1/(2*3.14*[.K11]*[.K9])" office:value-type="float" office:value="22.6187029530979">
            <text:p>22,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W4</text:p>
          </table:table-cell>
          <table:table-cell table:formula="of:=1/(2*3.14*[.F11]*[.F9])" office:value-type="float" office:value="22.6187029530979">
            <text:p>22,62</text:p>
          </table:table-cell>
          <table:table-cell/>
          <table:table-cell office:value-type="string">
            <text:p>Cin</text:p>
          </table:table-cell>
          <table:table-cell table:style-name="ce2" office:value-type="float" office:value="0.0000002">
            <text:p>2,00E-007</text:p>
          </table:table-cell>
          <table:table-cell/>
          <table:table-cell office:value-type="string">
            <text:p>BW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КУ</text:p>
          </table:table-cell>
          <table:table-cell table:formula="of:=1+[.F7]/[.F6]" office:value-type="float" office:value="11">
            <text:p>11</text:p>
          </table:table-cell>
          <table:table-cell/>
          <table:table-cell office:value-type="string">
            <text:p>R1</text:p>
          </table:table-cell>
          <table:table-cell office:value-type="float" office:value="12000">
            <text:p>12000</text:p>
          </table:table-cell>
          <table:table-cell/>
          <table:table-cell office:value-type="string">
            <text:p>КУ</text:p>
          </table:table-cell>
          <table:table-cell table:formula="of:=[.K7]/[.K6]" office:value-type="float" office:value="10">
            <text:p>10</text:p>
          </table:table-cell>
          <table:table-cell office:value-type="string">
            <text:p>R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4"/>
          <table:table-cell office:value-type="string">
            <text:p>R2</text:p>
          </table:table-cell>
          <table:table-cell table:formula="of:=[.F4]+(0.5*[.F2])" office:value-type="float" office:value="120000">
            <text:p>120000</text:p>
          </table:table-cell>
          <table:table-cell table:number-columns-repeated="3"/>
          <table:table-cell office:value-type="string">
            <text:p>R2</text:p>
          </table:table-cell>
          <table:table-cell table:formula="of:=0.5*[.K2]" office:value-type="float" office:value="50000">
            <text:p>50000</text:p>
          </table:table-cell>
        </table:table-row>
        <table:table-row table:style-name="ro1">
          <table:table-cell table:number-columns-repeated="4"/>
          <table:table-cell office:value-type="string">
            <text:p>C1</text:p>
          </table:table-cell>
          <table:table-cell table:style-name="ce2" table:formula="of:=2/1000000" office:value-type="float" office:value="0.000002">
            <text:p>2,00E-006</text:p>
          </table:table-cell>
          <table:table-cell table:number-columns-repeated="3"/>
          <table:table-cell office:value-type="string">
            <text:p>C1</text:p>
          </table:table-cell>
          <table:table-cell table:style-name="ce2" table:formula="of:=4.7/1000000" office:value-type="float" office:value="0.0000047">
            <text:p>4,70E-006</text:p>
          </table:table-cell>
        </table:table-row>
        <table:table-row table:style-name="ro1">
          <table:table-cell table:number-columns-repeated="4"/>
          <table:table-cell office:value-type="string">
            <text:p>Cout</text:p>
          </table:table-cell>
          <table:table-cell table:style-name="ce2" table:formula="of:=220/1000000" office:value-type="float" office:value="0.00022">
            <text:p>2,20E-004</text:p>
          </table:table-cell>
          <table:table-cell table:number-columns-repeated="3"/>
          <table:table-cell office:value-type="string">
            <text:p>Cout</text:p>
          </table:table-cell>
          <table:table-cell table:style-name="ce2" table:formula="of:=220/1000000" office:value-type="float" office:value="0.00022">
            <text:p>2,20E-004</text:p>
          </table:table-cell>
        </table:table-row>
        <table:table-row table:style-name="ro1">
          <table:table-cell table:number-columns-repeated="4"/>
          <table:table-cell office:value-type="string">
            <text:p>C2</text:p>
          </table:table-cell>
          <table:table-cell table:style-name="ce2" table:formula="of:=22/1000000" office:value-type="float" office:value="0.000022">
            <text:p>2,20E-005</text:p>
          </table:table-cell>
          <table:table-cell table:number-columns-repeated="3"/>
          <table:table-cell office:value-type="string">
            <text:p>C2</text:p>
          </table:table-cell>
          <table:table-cell table:style-name="ce2" table:formula="of:=22/1000000" office:value-type="float" office:value="0.000022">
            <text:p>2,20E-005</text:p>
          </table:table-cell>
        </table:table-row>
        <table:table-row table:style-name="ro1">
          <table:table-cell table:number-columns-repeated="4"/>
          <table:table-cell office:value-type="string">
            <text:p>Rload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Rload</text:p>
          </table:table-cell>
          <table:table-cell office:value-type="float" office:value="32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23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</meta:editing-duration>
    <meta:editing-cycles>39</meta:editing-cycles>
    <meta:generator>OpenOffice/4.1.5$Win32 OpenOffice.org_project/415m1$Build-9789</meta:generator>
    <dc:date>2021-01-30T23:53:35.06</dc:date>
    <dc:creator>Bob </dc:cre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